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A5ECF4AB58CAB2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11ad115" officeooo:paragraph-rsid="011ad115"/>
    </style:style>
    <style:style style:name="P2" style:family="paragraph" style:parent-style-name="Text_20_body">
      <style:text-properties officeooo:rsid="0163e5de" officeooo:paragraph-rsid="0163e5de"/>
    </style:style>
    <style:style style:name="P3" style:family="paragraph" style:parent-style-name="Text_20_body">
      <style:text-properties officeooo:rsid="01640dab" officeooo:paragraph-rsid="01640dab"/>
    </style:style>
    <style:style style:name="P4" style:family="paragraph" style:parent-style-name="Text_20_body">
      <style:text-properties officeooo:rsid="016421c8" officeooo:paragraph-rsid="016421c8"/>
    </style:style>
    <style:style style:name="P5" style:family="paragraph" style:parent-style-name="Text_20_body">
      <style:text-properties officeooo:rsid="01659f70" officeooo:paragraph-rsid="01659f70"/>
    </style:style>
    <style:style style:name="P6" style:family="paragraph" style:parent-style-name="Text_20_body">
      <style:text-properties officeooo:rsid="0167c7ff" officeooo:paragraph-rsid="0167c7ff"/>
    </style:style>
    <style:style style:name="P7" style:family="paragraph" style:parent-style-name="Footer">
      <style:paragraph-properties fo:padding="0.049cm" fo:border-left="none" fo:border-right="none" fo:border-top="0.06pt solid #000000" fo:border-bottom="none" style:shadow="none" style:writing-mode="page">
        <style:tab-stops>
          <style:tab-stop style:position="8.996cm" style:type="center"/>
          <style:tab-stop style:position="18cm" style:type="right"/>
        </style:tab-stops>
      </style:paragraph-properties>
    </style:style>
    <style:style style:name="P8" style:family="paragraph" style:parent-style-name="Heading_20_2">
      <style:text-properties officeooo:rsid="016421c8" officeooo:paragraph-rsid="015ee1f1"/>
    </style:style>
    <style:style style:name="P9" style:family="paragraph" style:parent-style-name="Text_20_body">
      <style:text-properties officeooo:rsid="011ad115" officeooo:paragraph-rsid="011ad115"/>
    </style:style>
    <style:style style:name="P10" style:family="paragraph" style:parent-style-name="Text_20_body">
      <style:text-properties officeooo:rsid="018b5298" officeooo:paragraph-rsid="018b5298"/>
    </style:style>
    <style:style style:name="P11" style:family="paragraph" style:parent-style-name="Text_20_body">
      <style:text-properties officeooo:rsid="0163e5de" officeooo:paragraph-rsid="0163e5de"/>
    </style:style>
    <style:style style:name="P12" style:family="paragraph" style:parent-style-name="Text_20_body">
      <style:text-properties fo:font-style="normal" officeooo:rsid="011ad115" officeooo:paragraph-rsid="018bc1b2" style:font-style-asian="normal" style:font-style-complex="normal"/>
    </style:style>
    <style:style style:name="P13" style:family="paragraph" style:parent-style-name="Title" style:master-page-name="">
      <style:paragraph-properties style:page-number="auto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style:paragraph-properties fo:line-height="150%" fo:text-align="center" style:writing-mode="lr-tb"/>
    </style:style>
    <style:style style:name="P18" style:family="paragraph">
      <loext:graphic-properties draw:fill="solid" draw:fill-color="#666666"/>
    </style:style>
    <style:style style:name="P19" style:family="paragraph">
      <loext:graphic-properties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fd2b8c" style:font-style-asian="normal" style:font-style-complex="normal"/>
    </style:style>
    <style:style style:name="T4" style:family="text">
      <style:text-properties officeooo:rsid="015e24c9"/>
    </style:style>
    <style:style style:name="T5" style:family="text">
      <style:text-properties officeooo:rsid="018451ca"/>
    </style:style>
    <style:style style:name="T6" style:family="text">
      <style:text-properties officeooo:rsid="018648da"/>
    </style:style>
    <style:style style:name="T7" style:family="text">
      <style:text-properties officeooo:rsid="018b5298"/>
    </style:style>
    <style:style style:name="T8" style:family="text">
      <style:text-properties fo:color="#000000"/>
    </style:style>
    <style:style style:name="T9" style:family="text">
      <style:text-properties fo:color="#000000" fo:font-size="15pt" style:font-size-asian="15pt" style:font-size-complex="15pt"/>
    </style:style>
    <style:style style:name="T10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6cm" svg:stroke-color="#000000" draw:marker-start-width="0.443cm" draw:marker-end-width="0.443cm" draw:fill="solid" draw:fill-color="#cccccc" fo:min-height="4.498cm" fo:padding-top="0.03cm" fo:padding-bottom="0.03cm" fo:padding-left="0.03cm" fo:padding-right="0.03cm" style:run-through="foreground"/>
    </style:style>
    <style:style style:name="gr3" style:family="graphic">
      <style:graphic-properties draw:stroke="none" svg:stroke-color="#000000" draw:fill="solid" draw:fill-color="#666666" fo:min-height="3.738cm" style:run-through="foreground"/>
    </style:style>
    <style:style style:name="gr4" style:family="graphic">
      <style:graphic-properties svg:stroke-width="0.101cm" svg:stroke-color="#ffffff" draw:marker-start-width="0.503cm" draw:marker-end="Arrow" draw:marker-end-width="0.326cm" draw:fill-color="#ffffff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7">C</text:span>réation d'un menu "Burger"</text:p>
      <text:p text:style-name="P1"><text:span text:style-name="T3"/></text:p>
      <text:p text:style-name="P1"><text:span text:style-name="T2"/></text:p>
      <text:p text:style-name="P12">On cherche à <text:span text:style-name="T4">faire fonctionner un menu burger, Vous disposez des différents fichiers css nécessaires, dont la classe ‘ouvert ‘ qui va permettre de faire apparaître ce menu. Par défaut il est caché <text:s/>(left : -80vw;)</text:span></text:p>
      <text:h text:style-name="P8" text:outline-level="2" text:is-list-header="true"/>
      <text:p text:style-name="P4"><draw:g text:anchor-type="paragraph" draw:z-index="0" draw:style-name="gr1"><draw:frame draw:name="Forme1" draw:style-name="gr2" draw:text-style-name="P15" svg:width="3.837cm" svg:height="4.559cm" svg:x="6.631cm" svg:y="0.34cm"><draw:text-box><text:p text:style-name="P14">Page web </text:p></draw:text-box></draw:frame><draw:frame draw:name="Forme2" draw:style-name="gr3" draw:text-style-name="P18" svg:width="2.449cm" svg:height="3.738cm" svg:x="4.911cm" svg:y="0.945cm"><draw:text-box><text:p text:style-name="P16"><text:s/><text:span text:style-name="T8">Menu </text:span><text:span text:style-name="T8"><text:tab/></text:span><text:span text:style-name="T8"> </text:span><text:span text:style-name="T9">x</text:span><text:span text:style-name="T8"> </text:span></text:p><text:p text:style-name="P17"><text:span text:style-name="T10">Nos services</text:span></text:p><text:p text:style-name="P17"><text:span text:style-name="T10">Références</text:span></text:p><text:p text:style-name="P17"><text:span text:style-name="T10">Contact</text:span></text:p></draw:text-box></draw:frame><draw:line draw:name="Forme3" draw:style-name="gr4" draw:text-style-name="P19" svg:x1="5.881cm" svg:y1="3.998cm" svg:x2="7.58cm" svg:y2="3.998cm"><text:p/></draw:line><draw:line draw:name="Forme3" draw:style-name="gr4" draw:text-style-name="P19" svg:x1="7.116cm" svg:y1="4.367cm" svg:x2="5.352cm" svg:y2="4.385cm"><text:p/></draw:line></draw:g></text:p>
      <text:p text:style-name="P4"><draw:frame draw:style-name="fr1" draw:name="Image4" text:anchor-type="paragraph" svg:x="9.707cm" svg:y="-0.06cm" svg:width="0.619cm" svg:height="0.619cm" draw:z-index="1"><draw:image xlink:href="Pictures/100002010000010000000100A5ECF4AB58CAB2B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013 1130" svg:d="M1009 1050l-449-1008-22-30-29-12-34 12-21 26-449 1012-5 13v8l5 21 12 21 17 13 21 4h903l21-4 21-13 9-21 4-21v-8z"/>
    <draw:marker draw:name="Extrémités_20_de_20_flèche_20_2" draw:display-name="Extrémités de flèche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loext:contextual-spacing="false" style:page-number="auto" style:writing-mode="page"/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line-height="100%" fo:text-align="justify" style:justify-single-word="false" style:page-number="auto" style:writing-mode="page"/>
      <style:text-properties officeooo:rsid="002042f3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 style:writing-mode="page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_20_Principal" style:display-name="Titre Principal" style:family="paragraph" style:parent-style-name="Heading">
      <style:paragraph-properties fo:margin-top="0cm" fo:margin-bottom="0.101cm" loext:contextual-spacing="false" fo:text-align="end" style:justify-single-word="false" fo:padding="0.049cm" fo:border-left="none" fo:border-right="0.06pt solid #000000" fo:border-top="none" fo:border-bottom="none" style:shadow="none" style:writing-mode="page"/>
      <style:text-properties fo:font-size="14pt" fo:font-weight="bold" style:font-size-asian="10.5pt"/>
    </style:style>
    <style:style style:name="Sous-titre_20_principal" style:display-name="Sous-titre principal" style:family="paragraph" style:parent-style-name="Heading">
      <style:paragraph-properties fo:margin-top="0cm" fo:margin-bottom="0.21cm" loext:contextual-spacing="false" fo:text-align="end" style:justify-single-word="false" fo:padding="0.049cm" fo:border-left="none" fo:border-right="0.06pt solid #000000" fo:border-top="none" fo:border-bottom="none" style:shadow="none" style:writing-mode="page"/>
      <style:text-properties officeooo:rsid="00144a5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loext:contextual-spacing="false" style:page-number="auto" style:writing-mode="page"/>
      <style:text-properties fo:font-size="14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049cm" loext:contextual-spacing="false" style:writing-mode="page"/>
      <style:text-properties fo:font-size="90%" fo:font-weight="bold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loext:contextual-spacing="false" style:writing-mode="pag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 style:class="text" style:master-page-name="">
      <style:paragraph-properties fo:margin-left="1.27cm" fo:margin-right="0cm" fo:margin-top="0cm" fo:margin-bottom="0cm" loext:contextual-spacing="false" fo:text-indent="0cm" style:auto-text-indent="false" style:page-number="auto" fo:keep-with-next="always"/>
      <style:text-properties style:font-name="Consolas" fo:font-family="Consolas" style:font-family-generic="modern" style:font-pitch="fixe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06pt solid #1c1c1c" style:shadow="#999999 0.079cm 0.079cm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Exercice 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space" fo:text-indent="0.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0.801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1.7cm" fo:text-indent="1.19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 style:writing-mode="page">
        <style:tab-stops>
          <style:tab-stop style:position="8.996cm" style:type="center"/>
          <style:tab-stop style:position="1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readme</text:file-nam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Rodriguez</meta:initial-creator>
    <meta:creation-date>2018-12-06T17:02:21.847000000</meta:creation-date>
    <dc:date>2019-09-13T18:14:47.828000000</dc:date>
    <meta:editing-duration>P10DT3H21M48S</meta:editing-duration>
    <meta:editing-cycles>328</meta:editing-cycles>
    <meta:generator>LibreOffice/6.2.6.2$Windows_X86_64 LibreOffice_project/684e730861356e74889dfe6dbddd3562aae2e6ad</meta:generator>
    <meta:print-date>2019-09-13T18:11:50.585000000</meta:print-date>
    <meta:document-statistic meta:table-count="0" meta:image-count="1" meta:object-count="0" meta:page-count="1" meta:paragraph-count="3" meta:word-count="42" meta:character-count="251" meta:non-whitespace-character-count="210"/>
  </office:meta>
</office:document-meta>
</file>